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B000002C8A2B4B7D1FEDB7B0A.png" manifest:media-type="image/png"/>
  <manifest:file-entry manifest:full-path="Pictures/10000000000005490000028F4161245850A5E4FB.png" manifest:media-type="image/png"/>
  <manifest:file-entry manifest:full-path="Pictures/10000000000004150000024036B99C232DD512B1.png" manifest:media-type="image/png"/>
  <manifest:file-entry manifest:full-path="Pictures/10000000000002E50000023091CEB11892107729.png" manifest:media-type="image/png"/>
  <manifest:file-entry manifest:full-path="Pictures/100000000000035B0000023FA1D565CB278F7B0B.png" manifest:media-type="image/png"/>
  <manifest:file-entry manifest:full-path="Pictures/10000000000002AB000002CFB30A1F95DDE263DD.png" manifest:media-type="image/png"/>
  <manifest:file-entry manifest:full-path="Pictures/100000000000031A0000029E52534251ADAB3122.png" manifest:media-type="image/png"/>
  <manifest:file-entry manifest:full-path="Pictures/10000000000004DE0000034CA9959B5965B8E414.png" manifest:media-type="image/png"/>
  <manifest:file-entry manifest:full-path="Pictures/10000000000004DE000002AA7E4948B0AE3B427C.png" manifest:media-type="image/png"/>
  <manifest:file-entry manifest:full-path="Pictures/100000000000047B0000028C630423ADB5378ADF.png" manifest:media-type="image/png"/>
  <manifest:file-entry manifest:full-path="Pictures/100000000000043300000236AF2882CEA0B1DE29.png" manifest:media-type="image/png"/>
  <manifest:file-entry manifest:full-path="Pictures/100000000000043700000247DB3E5D21C75BF5C9.png" manifest:media-type="image/png"/>
  <manifest:file-entry manifest:full-path="Pictures/100000000000036C000001F50178B3F73FD5AF05.png" manifest:media-type="image/png"/>
  <manifest:file-entry manifest:full-path="Pictures/100000000000034F000002090AD681DF83609C56.png" manifest:media-type="image/png"/>
  <manifest:file-entry manifest:full-path="Pictures/1000000000000284000001CDE90CDEE3385A858E.png" manifest:media-type="image/png"/>
  <manifest:file-entry manifest:full-path="Pictures/10000000000002590000016E2FA0777F006BACB7.png" manifest:media-type="image/png"/>
  <manifest:file-entry manifest:full-path="Pictures/1000000000000537000002B7275D7B6855EC9371.png" manifest:media-type="image/png"/>
  <manifest:file-entry manifest:full-path="Pictures/100000000000029100000275078B92161104661C.png" manifest:media-type="image/png"/>
  <manifest:file-entry manifest:full-path="Pictures/100000000000026F000001FBB4CFD451BF2EF311.png" manifest:media-type="image/png"/>
  <manifest:file-entry manifest:full-path="Pictures/100000000000022500000198328BA02E38955508.png" manifest:media-type="image/png"/>
  <manifest:file-entry manifest:full-path="Pictures/1000000000000393000001DBE0474A495A4278F2.png" manifest:media-type="image/png"/>
  <manifest:file-entry manifest:full-path="Pictures/100000000000046E000001CC0EC5C9F95361DA83.png" manifest:media-type="image/png"/>
  <manifest:file-entry manifest:full-path="Pictures/100000000000045000000295769B3667673A1A0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14.625cm" svg:height="9.906cm" svg:x="0cm" svg:y="0cm">
          <draw:image xlink:href="Pictures/10000000000004DE0000034CA9959B5965B8E414.png" xlink:type="simple" xlink:show="embed" xlink:actuate="onLoad">
            <text:p/>
          </draw:image>
        </draw:frame>
        <draw:frame draw:style-name="gr2" draw:text-style-name="P2" draw:layer="layout" svg:width="14.473cm" svg:height="8.277cm" svg:x="12.451cm" svg:y="11.027cm">
          <draw:image xlink:href="Pictures/100000000000036C000001F50178B3F73FD5AF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6.518cm" svg:height="9.041cm" svg:x="0.254cm" svg:y="0.103cm">
          <draw:image xlink:href="Pictures/10000000000004DE000002AA7E4948B0AE3B427C.png" xlink:type="simple" xlink:show="embed" xlink:actuate="onLoad">
            <text:p/>
          </draw:image>
        </draw:frame>
        <draw:frame draw:style-name="gr2" draw:text-style-name="P2" draw:layer="layout" svg:width="19.17cm" svg:height="10.896cm" svg:x="8.516cm" svg:y="9.906cm">
          <draw:image xlink:href="Pictures/100000000000047B0000028C630423ADB5378A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" draw:text-style-name="P2" draw:layer="layout" svg:width="8.869cm" svg:height="5.937cm" svg:x="0.168cm" svg:y="0.159cm">
          <draw:image xlink:href="Pictures/100000000000035B0000023FA1D565CB278F7B0B.png" xlink:type="simple" xlink:show="embed" xlink:actuate="onLoad">
            <text:p/>
          </draw:image>
        </draw:frame>
        <draw:frame draw:style-name="gr2" draw:text-style-name="P2" draw:layer="layout" svg:width="8.192cm" svg:height="6.191cm" svg:x="9.144cm" svg:y="0.159cm">
          <draw:image xlink:href="Pictures/10000000000002E50000023091CEB11892107729.png" xlink:type="simple" xlink:show="embed" xlink:actuate="onLoad">
            <text:p/>
          </draw:image>
        </draw:frame>
        <draw:frame draw:style-name="gr2" draw:text-style-name="P2" draw:layer="layout" svg:width="10.046cm" svg:height="7.366cm" svg:x="17.64cm" svg:y="0.254cm">
          <draw:image xlink:href="Pictures/10000000000003CB000002C8A2B4B7D1FEDB7B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2" draw:text-style-name="P2" draw:layer="layout" svg:width="17.952cm" svg:height="9.346cm" svg:x="0cm" svg:y="0.052cm">
          <draw:image xlink:href="Pictures/1000000000000537000002B7275D7B6855EC9371.png" xlink:type="simple" xlink:show="embed" xlink:actuate="onLoad">
            <text:p/>
          </draw:image>
        </draw:frame>
        <draw:frame draw:style-name="gr2" draw:text-style-name="P2" draw:layer="layout" svg:width="22.564cm" svg:height="10.922cm" svg:x="2.286cm" svg:y="9.398cm">
          <draw:image xlink:href="Pictures/10000000000005490000028F4161245850A5E4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2" draw:layer="layout" svg:width="24.208cm" svg:height="12.567cm" svg:x="1.446cm" svg:y="4.064cm">
          <draw:image xlink:href="Pictures/1000000000000393000001DBE0474A495A4278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6.896cm" svg:height="4.936cm" svg:x="9.618cm" svg:y="0.398cm">
          <draw:image xlink:href="Pictures/1000000000000284000001CDE90CDEE3385A858E.png" xlink:type="simple" xlink:show="embed" xlink:actuate="onLoad">
            <text:p/>
          </draw:image>
        </draw:frame>
        <draw:frame draw:style-name="gr2" draw:text-style-name="P2" draw:layer="layout" svg:width="8.259cm" svg:height="5.08cm" svg:x="0.254cm" svg:y="0.254cm">
          <draw:image xlink:href="Pictures/100000000000034F000002090AD681DF83609C56.png" xlink:type="simple" xlink:show="embed" xlink:actuate="onLoad">
            <text:p/>
          </draw:image>
        </draw:frame>
        <draw:frame draw:style-name="gr2" draw:text-style-name="P2" draw:layer="layout" svg:width="11cm" svg:height="4.462cm" svg:x="0.43cm" svg:y="5.389cm">
          <draw:image xlink:href="Pictures/100000000000046E000001CC0EC5C9F95361DA83.png" xlink:type="simple" xlink:show="embed" xlink:actuate="onLoad">
            <text:p/>
          </draw:image>
        </draw:frame>
        <draw:frame draw:style-name="gr2" draw:text-style-name="P2" draw:layer="layout" svg:width="9.796cm" svg:height="5.966cm" svg:x="11.54cm" svg:y="5.464cm">
          <draw:image xlink:href="Pictures/10000000000002590000016E2FA0777F006BAC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8.063cm" svg:height="6.561cm" svg:x="0cm" svg:y="0.043cm">
          <draw:image xlink:href="Pictures/100000000000026F000001FBB4CFD451BF2EF311.png" xlink:type="simple" xlink:show="embed" xlink:actuate="onLoad">
            <text:p/>
          </draw:image>
        </draw:frame>
        <draw:frame draw:style-name="gr2" draw:text-style-name="P2" draw:layer="layout" svg:width="7.743cm" svg:height="7.413cm" svg:x="8.259cm" svg:y="0cm">
          <draw:image xlink:href="Pictures/100000000000029100000275078B92161104661C.png" xlink:type="simple" xlink:show="embed" xlink:actuate="onLoad">
            <text:p/>
          </draw:image>
        </draw:frame>
        <draw:frame draw:style-name="gr2" draw:text-style-name="P2" draw:layer="layout" svg:width="7.862cm" svg:height="5.842cm" svg:x="17.284cm" svg:y="0.508cm">
          <draw:image xlink:href="Pictures/100000000000022500000198328BA02E38955508.png" xlink:type="simple" xlink:show="embed" xlink:actuate="onLoad">
            <text:p/>
          </draw:image>
        </draw:frame>
        <draw:frame draw:style-name="gr2" draw:text-style-name="P2" draw:layer="layout" svg:width="24.451cm" svg:height="12.872cm" svg:x="1.457cm" svg:y="7.62cm">
          <draw:image xlink:href="Pictures/100000000000043300000236AF2882CEA0B1DE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11.033cm" svg:height="9.31cm" svg:x="0.068cm" svg:y="0.088cm">
          <draw:image xlink:href="Pictures/100000000000031A0000029E52534251ADAB3122.png" xlink:type="simple" xlink:show="embed" xlink:actuate="onLoad">
            <text:p/>
          </draw:image>
        </draw:frame>
        <draw:frame draw:style-name="gr2" draw:text-style-name="P2" draw:layer="layout" svg:width="13.253cm" svg:height="7.305cm" svg:x="11.893cm" svg:y="0.569cm">
          <draw:image xlink:href="Pictures/10000000000004150000024036B99C232DD512B1.png" xlink:type="simple" xlink:show="embed" xlink:actuate="onLoad">
            <text:p/>
          </draw:image>
        </draw:frame>
        <draw:frame draw:style-name="gr2" draw:text-style-name="P2" draw:layer="layout" svg:width="12.998cm" svg:height="7.782cm" svg:x="0.464cm" svg:y="8.982cm">
          <draw:image xlink:href="Pictures/100000000000045000000295769B3667673A1A0B.png" xlink:type="simple" xlink:show="embed" xlink:actuate="onLoad">
            <text:p/>
          </draw:image>
        </draw:frame>
        <draw:frame draw:style-name="gr2" draw:text-style-name="P2" draw:layer="layout" svg:width="13.164cm" svg:height="7.112cm" svg:x="14.571cm" svg:y="9.906cm">
          <draw:image xlink:href="Pictures/100000000000043700000247DB3E5D21C75BF5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2" draw:layer="layout" svg:width="12.998cm" svg:height="7.782cm" svg:x="0cm" svg:y="0.346cm">
          <draw:image xlink:href="Pictures/100000000000045000000295769B3667673A1A0B.png" xlink:type="simple" xlink:show="embed" xlink:actuate="onLoad">
            <text:p/>
          </draw:image>
        </draw:frame>
        <draw:frame draw:style-name="gr2" draw:text-style-name="P2" draw:layer="layout" svg:width="13.164cm" svg:height="7.112cm" svg:x="0.552cm" svg:y="8.636cm">
          <draw:image xlink:href="Pictures/100000000000043700000247DB3E5D21C75BF5C9.png" xlink:type="simple" xlink:show="embed" xlink:actuate="onLoad">
            <text:p/>
          </draw:image>
        </draw:frame>
        <draw:frame draw:style-name="gr3" draw:text-style-name="P4" draw:layer="layout" svg:width="8.407cm" svg:height="8.85cm" svg:x="16.231cm" svg:y="2.072cm">
          <draw:image xlink:href="Pictures/10000000000002AB000002CFB30A1F95DDE263D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2T12:47:24.954473821</meta:creation-date>
    <dc:date>2018-11-14T08:05:15.875512911</dc:date>
    <meta:editing-duration>P3DT3H55M36S</meta:editing-duration>
    <meta:editing-cycles>12</meta:editing-cycles>
    <meta:generator>LibreOffice/5.1.6.2$Linux_X86_64 LibreOffice_project/10m0$Build-2</meta:generator>
    <meta:document-statistic meta:object-count="68"/>
  </office:meta>
</office:document-meta>
</file>